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fill="solid" draw:fill-color="#c0c0c0" fo:min-height="0.6575in"/>
    </style:style>
    <style:style style:name="gr3" style:family="graphic">
      <style:graphic-properties draw:fill="solid" draw:fill-color="#c0c0c0" fo:min-height="0.4465in"/>
    </style:style>
    <style:style style:name="gr4" style:family="graphic">
      <style:graphic-properties draw:fill="solid" draw:fill-color="#c0c0c0" fo:min-height="0.4181in"/>
    </style:style>
  </office:automatic-styles>
  <office:body>
    <office:spreadsheet>
      <table:table table:name="Sheet1" table:style-name="ta1">
        <table:shapes>
          <draw:frame draw:z-index="0" draw:style-name="gr1" svg:width="8.374in" svg:height="6.5906in" svg:x="4.2996in" svg:y="0.0917in">
            <draw:object draw:notify-on-update-of-ranges="Sheet1.A1:Sheet1.A1 Sheet1.A2:Sheet1.A24 Sheet1.B1:Sheet1.B1 Sheet1.B2:Sheet1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2827in" svg:height="6.9988in" svg:x="4.3378in" svg:y="6.8051in">
            <draw:object draw:notify-on-update-of-ranges="Sheet1.A26:Sheet1.A26 Sheet1.A27:Sheet1.A49 Sheet1.B26:Sheet1.B26 Sheet1.B27:Sheet1.B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1965in" svg:height="7.3752in" svg:x="4.4134in" svg:y="13.9894in">
            <draw:object draw:notify-on-update-of-ranges="Sheet1.A26:Sheet1.A26 Sheet1.A27:Sheet1.A48 Sheet1.B26:Sheet1.B26 Sheet1.B27:Sheet1.B48" xlink:href="./Object 3" xlink:type="simple" xlink:show="embed" xlink:actuate="onLoad"/>
            <draw:image xlink:href="./ObjectReplacements/Object 3" xlink:type="simple" xlink:show="embed" xlink:actuate="onLoad"/>
          </draw:frame>
          <draw:caption draw:z-index="3" draw:style-name="gr2" svg:width="1.0224in" svg:height="0.6575in" svg:x="6.8736in" svg:y="16.178in" draw:caption-point-x="-1.0071in" draw:caption-point-y="1.3173in">
            <text:p>Smallest pure Python module: 279b</text:p>
          </draw:caption>
          <draw:caption draw:z-index="4" draw:style-name="gr3" svg:width="0.8929in" svg:height="0.4465in" svg:x="8.9512in" svg:y="15.2677in" draw:caption-point-x="1.3315in" draw:caption-point-y="0.8787in">
            <text:p>First try:</text:p>
            <text:p>879 bytes</text:p>
          </draw:caption>
          <draw:caption draw:z-index="5" draw:style-name="gr3" svg:width="0.8929in" svg:height="0.4465in" svg:x="10.1638in" svg:y="15.0378in" draw:caption-point-x="1.2988in" draw:caption-point-y="0.0732in">
            <text:p>Commented</text:p>
            <text:p>code ;)</text:p>
          </draw:caption>
          <draw:caption draw:z-index="6" draw:style-name="gr3" svg:width="1.6346in" svg:height="0.4465in" svg:x="5.6933in" svg:y="15.1008in" draw:caption-point-x="-0.4114in" draw:caption-point-y="2.9071in">
            <text:p>C Extension Modules (logic in shared library)</text:p>
          </draw:caption>
          <draw:caption draw:z-index="7" draw:style-name="gr3" svg:width="2.6571in" svg:height="0.4465in" svg:x="8.3453in" svg:y="7.561in" draw:caption-point-x="3.139in" draw:caption-point-y="0.4496in">
            <text:p>Pre-calculated mapping (3 → III and III → 3) as literal dict: ca. 150 kB</text:p>
          </draw:caption>
          <draw:caption draw:z-index="8" draw:style-name="gr3" svg:width="1.5098in" svg:height="0.4465in" svg:x="8.7134in" svg:y="9.1295in" draw:caption-point-x="2.5in" draw:caption-point-y="1.4535in">
            <text:p>Largest (commented) example: ca 1.3 kB</text:p>
          </draw:caption>
          <draw:caption draw:z-index="9" draw:style-name="gr3" svg:width="1.2933in" svg:height="0.4465in" svg:x="9.6874in" svg:y="0.2508in" draw:caption-point-x="1.8724in" draw:caption-point-y="0.9831in">
            <text:p>First try: Highest line count (41)</text:p>
          </draw:caption>
          <draw:caption draw:z-index="10" draw:style-name="gr3" svg:width="1.1039in" svg:height="0.4465in" svg:x="7.2303in" svg:y="1.0358in" draw:caption-point-x="-0.715in" draw:caption-point-y="1.9972in">
            <text:p>Smallest file in bytes: 9 lines</text:p>
          </draw:caption>
          <draw:caption draw:z-index="11" draw:style-name="gr4" svg:width="1.3205in" svg:height="0.4181in" svg:x="5.5531in" svg:y="0.3972in" draw:caption-point-x="-0.2496in" draw:caption-point-y="2.8028in">
            <text:p>Least lines (pure Python) 6 lines</text:p>
          </draw:caption>
          <draw:caption draw:z-index="12" draw:style-name="gr3" svg:width="1.9807in" svg:height="0.4465in" svg:x="7.5874in" svg:y="1.6945in" draw:caption-point-x="-0.476in" draw:caption-point-y="1.265in">
            <text:p>Precomputed 150kB file (no line breaks in literal dict)</text:p>
          </draw:caption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Lines</text:p>
          </table:table-cell>
          <table:table-cell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Bytes</text:p>
          </table:table-cell>
          <table:table-cell/>
        </table:table-row>
        <table:table-row table:style-name="ro1">
          <table:table-cell office:value-type="string">
            <text:p>pyquiz_2012-03_thp_c-extension.stats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pyquiz_2012-03_thp_c-extension_loop.stats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office:value-type="string">
            <text:p>pyquiz_2012-03_thp9_zzyield.stats</text:p>
          </table:table-cell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string">
            <text:p>pyquiz_2012-03_thp9_yield.stats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879">
            <text:p>879</text:p>
          </table:table-cell>
          <table:table-cell/>
        </table:table-row>
        <table:table-row table:style-name="ro1">
          <table:table-cell office:value-type="string">
            <text:p>pyquiz_2012-03_thp9_zyield.stats</text:p>
          </table:table-cell>
          <table:table-cell office:value-type="float" office:value="915">
            <text:p>915</text:p>
          </table:table-cell>
          <table:table-cell/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921">
            <text:p>921</text:p>
          </table:table-cell>
          <table:table-cell/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1102">
            <text:p>1102</text:p>
          </table:table-cell>
          <table:table-cell/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 office:value-type="string">
            <text:p>pyquiz_2012-03_thpa_precalc.stats</text:p>
          </table:table-cell>
          <table:table-cell office:value-type="float" office:value="145954">
            <text:p>14595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7:Sheet1.B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6:47:16</dc:date>
    <dc:creator>Thomas Perl</dc:creator>
    <meta:generator>LibreOffice/3.5$Linux_X86_64 LibreOffice_project/350m1$Build-13</meta:generator>
    <meta:editing-duration>PT11M52S</meta:editing-duration>
    <meta:editing-cycles>9</meta:editing-cycles>
    <meta:document-statistic meta:table-count="1" meta:cell-count="9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1cm" svg:height="16.741cm" xlink:href=".." xlink:type="simple" chart:class="chart:bar" chart:style-name="ch1">
        <chart:title svg:x="7.84cm" svg:y="0.47cm" chart:style-name="ch2">
          <text:p>Line count (Python module)</text:p>
        </chart:title>
        <chart:legend chart:legend-position="end" svg:x="19.696cm" svg:y="8.071cm" style:legend-expansion="high" chart:style-name="ch3"/>
        <chart:plot-area chart:style-name="ch4" table:cell-range-address="Sheet1.A1:Sheet1.B24" chart:data-source-has-labels="both" svg:x="0.875cm" svg:y="2.251cm" svg:width="17.971cm" svg:height="13.736cm">
          <chartooo:coordinate-region svg:x="1.496cm" svg:y="2.451cm" svg:width="17.35cm" svg:height="6.433cm"/>
          <chart:axis chart:dimension="x" chart:name="primary-x" chart:style-name="ch5" chartooo:axis-type="auto">
            <chartooo:date-scale/>
            <chart:categories table:cell-range-address="Sheet1.A2:Sheet1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4" chart:label-cell-address="Sheet1.B1:Sheet1.B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:Sheet1.A24</svg:desc>
                </draw:g>
              </table:table-cell>
              <table:table-cell office:value-type="float" office:value="6">
                <text:p>6</text:p>
                <draw:g>
                  <svg:desc>Sheet1.B2:Sheet1.B24</svg:desc>
                </draw:g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9cm" svg:height="17.778cm" xlink:href=".." xlink:type="simple" chart:class="chart:bar" chart:style-name="ch1">
        <chart:title svg:x="6.679cm" svg:y="0.491cm" chart:style-name="ch2">
          <text:p>File size (chars); with pre-calc variant</text:p>
        </chart:title>
        <chart:legend chart:legend-position="end" svg:x="19.384cm" svg:y="8.59cm" style:legend-expansion="high" chart:style-name="ch3"/>
        <chart:plot-area chart:style-name="ch4" table:cell-range-address="Sheet1.A26:Sheet1.B49" chart:data-source-has-labels="both" svg:x="0.87cm" svg:y="2.335cm" svg:width="17.674cm" svg:height="14.668cm">
          <chartooo:coordinate-region svg:x="2.232cm" svg:y="2.534cm" svg:width="16.312cm" svg:height="7.366cm"/>
          <chart:axis chart:dimension="x" chart:name="primary-x" chart:style-name="ch5" chartooo:axis-type="auto">
            <chartooo:date-scale/>
            <chart:categories table:cell-range-address="Sheet1.A27:Sheet1.A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49" chart:label-cell-address="Sheet1.B26:Sheet1.B26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7:Sheet1.A49</svg:desc>
                </draw:g>
              </table:table-cell>
              <table:table-cell office:value-type="float" office:value="68">
                <text:p>68</text:p>
                <draw:g>
                  <svg:desc>Sheet1.B27:Sheet1.B49</svg:desc>
                </draw:g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pyquiz_2012-03_thpa_precalc.stats</text:p>
              </table:table-cell>
              <table:table-cell office:value-type="float" office:value="145954">
                <text:p>145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2cm" svg:height="18.734cm" xlink:href=".." xlink:type="simple" chart:class="chart:bar" chart:style-name="ch1">
        <chart:title svg:x="6.464cm" svg:y="0.51cm" chart:style-name="ch2">
          <text:p>File size comparison (Python modules)</text:p>
        </chart:title>
        <chart:legend chart:legend-position="end" svg:x="19.165cm" svg:y="9.068cm" style:legend-expansion="high" chart:style-name="ch3"/>
        <chart:plot-area chart:style-name="ch4" table:cell-range-address="Sheet1.A26:Sheet1.B48" chart:data-source-has-labels="both" svg:x="0.866cm" svg:y="2.411cm" svg:width="17.467cm" svg:height="15.529cm">
          <chartooo:coordinate-region svg:x="1.858cm" svg:y="2.61cm" svg:width="16.475cm" svg:height="8.227cm"/>
          <chart:axis chart:dimension="x" chart:name="primary-x" chart:style-name="ch5" chartooo:axis-type="auto">
            <chartooo:date-scale/>
            <chart:categories table:cell-range-address="Sheet1.A27:Sheet1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48" chart:label-cell-address="Sheet1.B26:Sheet1.B26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_c-extension.stats</text:p>
                <draw:g>
                  <svg:desc>Sheet1.A27:Sheet1.A48</svg:desc>
                </draw:g>
              </table:table-cell>
              <table:table-cell office:value-type="float" office:value="68">
                <text:p>68</text:p>
                <draw:g>
                  <svg:desc>Sheet1.B27:Sheet1.B48</svg:desc>
                </draw:g>
              </table:table-cell>
            </table:table-row>
            <table:table-row>
              <table:table-cell office:value-type="string">
                <text:p>pyquiz_2012-03_thp_c-extension_loop.stats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pyquiz_2012-03_thp9_zzyield.stats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pyquiz_2012-03_thp9_yield.stats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pyquiz_2012-03_thp.stats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pyquiz_2012-03_thp9_zyield.stats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1330">
                <text:p>13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